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0ab86e"/>
    </style:style>
    <style:style style:name="P5" style:family="paragraph" style:parent-style-name="Standard">
      <style:paragraph-properties fo:text-align="start" style:justify-single-word="false"/>
      <style:text-properties fo:font-weight="bold" officeooo:rsid="000ab86e" officeooo:paragraph-rsid="000ab86e" style:font-weight-asian="bold" style:font-weight-complex="bold"/>
    </style:style>
    <style:style style:name="T1" style:family="text">
      <style:text-properties officeooo:rsid="000ab86e"/>
    </style:style>
    <style:style style:name="T2" style:family="text">
      <style:text-properties fo:font-weight="bold"/>
    </style:style>
    <style:style style:name="T3" style:family="text">
      <style:text-properties fo:font-weight="bold" officeooo:rsid="000ab86e" style:font-weight-asian="bold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">Classification</text:span></text:p>
      <text:list xml:id="list2808826862047723745" text:style-name="L1">
        <text:list-item>
          <text:p text:style-name="P3">Unlike regression where you predict a continuous number, you use classification to predict a category.</text:p>
        </text:list-item>
        <text:list-item>
          <text:p text:style-name="P3">Classification models include linear models like Logistic Regression, SVM, and nonlinear ones like K-NN, Kernel SVM and Random Forests.</text:p>
        </text:list-item>
      </text:list>
      <text:p text:style-name="P2"/>
      <text:p text:style-name="P5">Logistic Regression:</text:p>
      <text:p text:style-name="P4"><text:span text:style-name="T3"><text:tab/></text:span><text:span text:style-name="T2">Logistic regression</text:span> is a statistical method for analyzing a dataset in which there are one or more independent variables that determine an outcome. The outcome is measured with a dichotomous variable (in which there are only two possible outcomes)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07:42:10.978638572</meta:creation-date>
    <dc:date>2017-12-19T09:06:22.725215691</dc:date>
    <meta:editing-duration>PT53M51S</meta:editing-duration>
    <meta:editing-cycles>1</meta:editing-cycles>
    <meta:document-statistic meta:table-count="0" meta:image-count="0" meta:object-count="0" meta:page-count="1" meta:paragraph-count="5" meta:word-count="78" meta:character-count="525" meta:non-whitespace-character-count="452"/>
    <meta:generator>LibreOffice/5.1.6.2$Linux_X86_64 LibreOffice_project/10m0$Build-2</meta:generator>
  </office:meta>
</office:document-meta>
</file>